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0000001AB1846BB77.jpg" manifest:media-type="image/jpeg"/>
  <manifest:file-entry manifest:full-path="Pictures/1000000000000140000001AB29924D8B.jpg" manifest:media-type="image/jpeg"/>
  <manifest:file-entry manifest:full-path="Pictures/1000000000000140000001ABCBF222E7.jpg" manifest:media-type="image/jpeg"/>
  <manifest:file-entry manifest:full-path="Pictures/2000000C000021B200002CCE957DD57B.svm" manifest:media-type=""/>
  <manifest:file-entry manifest:full-path="Pictures/1000000000000140000001AB80154F30.jpg" manifest:media-type="image/jpeg"/>
  <manifest:file-entry manifest:full-path="Pictures/10000000000003C000000500F347A21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49fb7" officeooo:paragraph-rsid="00149fb7"/>
    </style:style>
    <style:style style:name="P2" style:family="paragraph">
      <style:paragraph-properties fo:text-align="center"/>
      <style:text-properties fo:font-size="12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5" text:anchor-type="paragraph" svg:x="0.265cm" svg:y="-0.279cm" svg:width="5.061cm" svg:height="6.749cm" draw:z-index="0"><draw:image xlink:href="Pictures/10000000000003C000000500F347A217.jpg" xlink:type="simple" xlink:show="embed" xlink:actuate="onLoad"/></draw:frame><draw:frame text:anchor-type="paragraph" draw:z-index="1" draw:name="Image 2" draw:style-name="gr1" draw:text-style-name="P2" svg:width="4.763cm" svg:height="6.825cm" svg:x="7.31cm" svg:y="-0.198cm"><draw:image xlink:href="Pictures/2000000C000021B200002CCE957DD57B.svm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18cm" svg:y="0.206cm" svg:width="6.535cm" svg:height="8.721cm" draw:z-index="2"><draw:image xlink:href="Pictures/1000000000000140000001ABCBF222E7.jpg" xlink:type="simple" xlink:show="embed" xlink:actuate="onLoad"/></draw:frame><draw:frame draw:style-name="fr2" draw:name="Image2" text:anchor-type="paragraph" svg:x="6.98cm" svg:y="0.259cm" svg:width="6.548cm" svg:height="8.735cm" draw:z-index="3"><draw:image xlink:href="Pictures/1000000000000140000001AB29924D8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18cm" svg:y="0.434cm" svg:width="6.491cm" svg:height="8.661cm" draw:z-index="4"><draw:image xlink:href="Pictures/1000000000000140000001AB80154F30.jpg" xlink:type="simple" xlink:show="embed" xlink:actuate="onLoad"/></draw:frame></text:p>
      <text:p text:style-name="P1"><draw:frame draw:style-name="fr2" draw:name="Image4" text:anchor-type="paragraph" svg:x="6.98cm" svg:y="0.019cm" svg:width="6.436cm" svg:height="8.588cm" draw:z-index="5"><draw:image xlink:href="Pictures/1000000000000140000001AB1846BB7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6:46:54.468000000</meta:creation-date>
    <meta:print-date>2015-07-29T16:58:18.937000000</meta:print-date>
    <dc:date>2015-08-12T14:42:38.343000000</dc:date>
    <meta:editing-duration>PT30M15S</meta:editing-duration>
    <meta:editing-cycles>4</meta:editing-cycles>
    <meta:generator>LibreOffice/4.3.0.4$Windows_x86 LibreOffice_project/62ad5818884a2fc2e5780dd45466868d41009ec0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